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OpParameterList.getParameter( Part part , boolean requesPa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sdlOpParameterList.WsdlOpParameter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sdlOpParameterList.WsdlOpParameterList( Collection &lt; WsdlOpParameter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ParameterList.add( Part p , boolean requestPa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sdlOpParameterList.getParameter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ParameterList.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ParameterList.addOutputParameter( WsdlOpParameter responsePara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WsdlOpParameterList.WsdlOpParameterList( Operation op , Binding binding , WsdlTypes wsdl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dlOpParameterList.resolvePartElement( Part 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WsdlOpParameterList.WsdlOpParameterList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